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Inconsolat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consolat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6ff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order-bottom="none" fo:background-color="#ffff99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visibility="collapse">
          <table:table-cell table:style-name="ce1" office:value-type="string">
            <text:p>H1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L1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M4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M2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M3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L10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M1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style-name="ce1" office:value-type="string">
            <text:p>H2</text:p>
          </table:table-cell>
          <table:table-cell table:style-name="ce1"/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2">
          <table:table-cell table:style-name="ce2" office:value-type="string">
            <text:p>label</text:p>
          </table:table-cell>
          <table:table-cell table:style-name="ce2" office:value-type="string">
            <text:p>addr</text:p>
          </table:table-cell>
          <table:table-cell table:style-name="ce2" office:value-type="string">
            <text:p>statement</text:p>
          </table:table-cell>
          <table:table-cell table:style-name="ce2" office:value-type="string">
            <text:p>jump to</text:p>
          </table:table-cell>
          <table:table-cell table:style-name="ce2" office:value-type="string">
            <text:p>jt addr</text:p>
          </table:table-cell>
          <table:table-cell table:style-name="ce2" office:value-type="string">
            <text:p>offse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1021"/>
        </table:table-row>
        <table:table-row table:style-name="ro1" table:number-rows-repeated="4">
          <table:table-cell table:style-name="ce2" table:number-columns-repeated="2"/>
          <table:table-cell/>
          <table:table-cell table:style-name="ce2" table:number-columns-repeated="1021"/>
        </table:table-row>
        <table:table-row table:style-name="ro1" table:number-rows-repeated="19">
          <table:table-cell table:style-name="ce2" table:number-columns-repeated="2"/>
          <table:table-cell table:style-name="ce6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7" office:value-type="string">
            <text:p>LD __tmp_reg__, [dataptr]+</text:p>
          </table:table-cell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7" office:value-type="string">
            <text:p>LSL __tmp_reg__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BRCC L13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RJMP L5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H1:</text:p>
          </table:table-cell>
          <table:table-cell office:value-type="float" office:value="0">
            <text:p>0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39]+1" office:value-type="float" office:value="1">
            <text:p>1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40]+1" office:value-type="float" office:value="2">
            <text:p>2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3"/>
          <table:table-cell table:formula="of:=[.B41]+1" office:value-type="float" office:value="3">
            <text:p>3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42]+1" office:value-type="float" office:value="4">
            <text:p>4</text:p>
          </table:table-cell>
          <table:table-cell table:style-name="ce8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43]+1" office:value-type="float" office:value="5">
            <text:p>5</text:p>
          </table:table-cell>
          <table:table-cell table:style-name="ce8" office:value-type="string">
            <text:p>RJMP END</text:p>
          </table:table-cell>
          <table:table-cell table:number-columns-repeated="1021"/>
        </table:table-row>
        <table:table-row table:style-name="ro1">
          <table:table-cell office:value-type="string">
            <text:p>L1:</text:p>
          </table:table-cell>
          <table:table-cell table:formula="of:=[.B44]+1" office:value-type="float" office:value="6">
            <text:p>6</text:p>
          </table:table-cell>
          <table:table-cell table:style-name="ce8" office:value-type="string">
            <text:p>SUBI [bits], 1</text:p>
          </table:table-cell>
          <table:table-cell table:number-columns-repeated="1021"/>
        </table:table-row>
        <table:table-row table:style-name="ro1">
          <table:table-cell/>
          <table:table-cell table:formula="of:=[.B45]+1" office:value-type="float" office:value="7">
            <text:p>7</text:p>
          </table:table-cell>
          <table:table-cell table:style-name="ce8" office:value-type="string">
            <text:p>BREQ M2</text:p>
          </table:table-cell>
          <table:table-cell office:value-type="string">
            <text:p>M2:</text:p>
          </table:table-cell>
          <table:table-cell table:formula="of:=VLOOKUP( [.D46];[.A$39:.B$158];2;0)" office:value-type="float" office:value="48">
            <text:p>48</text:p>
          </table:table-cell>
          <table:table-cell table:formula="of:=[.E46]-[.B46]" office:value-type="float" office:value="41">
            <text:p>41</text:p>
          </table:table-cell>
          <table:table-cell table:number-columns-repeated="1018"/>
        </table:table-row>
        <table:table-row table:style-name="ro1">
          <table:table-cell/>
          <table:table-cell table:formula="of:=[.B46]+1" office:value-type="float" office:value="8">
            <text:p>8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47]+1" office:value-type="float" office:value="9">
            <text:p>9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48]+1" office:value-type="float" office:value="10">
            <text:p>10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/>
          <table:table-cell table:formula="of:=[.B49]+1" office:value-type="float" office:value="11">
            <text:p>11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50]+1" office:value-type="float" office:value="12">
            <text:p>12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51]+1" office:value-type="float" office:value="13">
            <text:p>13</text:p>
          </table:table-cell>
          <table:table-cell table:style-name="ce8" office:value-type="string">
            <text:p>BRCC L8</text:p>
          </table:table-cell>
          <table:table-cell office:value-type="string">
            <text:p>L8:</text:p>
          </table:table-cell>
          <table:table-cell table:formula="of:=VLOOKUP( [.D52];[.A$39:.B$158];2;0)" office:value-type="float" office:value="44">
            <text:p>44</text:p>
          </table:table-cell>
          <table:table-cell table:formula="of:=[.E52]-[.B52]" office:value-type="float" office:value="31">
            <text:p>31</text:p>
          </table:table-cell>
          <table:table-cell table:number-columns-repeated="1018"/>
        </table:table-row>
        <table:table-row table:style-name="ro1">
          <table:table-cell/>
          <table:table-cell table:formula="of:=[.B52]+1" office:value-type="float" office:value="14">
            <text:p>14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office:value-type="string">
            <text:p>L15:</text:p>
          </table:table-cell>
          <table:table-cell table:formula="of:=[.B53]+1" office:value-type="float" office:value="15">
            <text:p>1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54]+1" office:value-type="float" office:value="16">
            <text:p>16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55]+1" office:value-type="float" office:value="17">
            <text:p>1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56]+1" office:value-type="float" office:value="18">
            <text:p>18</text:p>
          </table:table-cell>
          <table:table-cell table:style-name="ce8" office:value-type="string">
            <text:p>RJMP L9</text:p>
          </table:table-cell>
          <table:table-cell table:number-columns-repeated="1021"/>
        </table:table-row>
        <table:table-row table:style-name="ro1">
          <table:table-cell office:value-type="string">
            <text:p>M4:</text:p>
          </table:table-cell>
          <table:table-cell table:formula="of:=[.B57]+1" office:value-type="float" office:value="19">
            <text:p>19</text:p>
          </table:table-cell>
          <table:table-cell table:style-name="ce8" office:value-type="string">
            <text:p>LDI [bits], 4</text:p>
          </table:table-cell>
          <table:table-cell table:number-columns-repeated="1021"/>
        </table:table-row>
        <table:table-row table:style-name="ro2">
          <table:table-cell/>
          <table:table-cell table:formula="of:=[.B58]+1" office:value-type="float" office:value="20">
            <text:p>20</text:p>
          </table:table-cell>
          <table:table-cell table:style-name="ce8" office:value-type="string">
            <text:p>LD __tmp_reg__, [dataptr]+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59]+1" office:value-type="float" office:value="21">
            <text:p>21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60]+1" office:value-type="float" office:value="22">
            <text:p>22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61]+1" office:value-type="float" office:value="23">
            <text:p>23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62]+1" office:value-type="float" office:value="24">
            <text:p>24</text:p>
          </table:table-cell>
          <table:table-cell table:style-name="ce8" office:value-type="string">
            <text:p>SUBI [bytes], 1</text:p>
          </table:table-cell>
          <table:table-cell table:number-columns-repeated="1021"/>
        </table:table-row>
        <table:table-row table:style-name="ro1">
          <table:table-cell/>
          <table:table-cell table:formula="of:=[.B63]+1" office:value-type="float" office:value="25">
            <text:p>25</text:p>
          </table:table-cell>
          <table:table-cell table:style-name="ce8" office:value-type="string">
            <text:p>BREQ H1</text:p>
          </table:table-cell>
          <table:table-cell office:value-type="string">
            <text:p>H1:</text:p>
          </table:table-cell>
          <table:table-cell table:formula="of:=VLOOKUP( [.D64];[.A$39:.B$158];2;0)" office:value-type="float" office:value="0">
            <text:p>0</text:p>
          </table:table-cell>
          <table:table-cell table:formula="of:=[.E64]-[.B64]" office:value-type="float" office:value="-25">
            <text:p>-25</text:p>
          </table:table-cell>
          <table:table-cell table:number-columns-repeated="1018"/>
        </table:table-row>
        <table:table-row table:style-name="ro1">
          <table:table-cell/>
          <table:table-cell table:formula="of:=[.B64]+1" office:value-type="float" office:value="26">
            <text:p>26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/>
          <table:table-cell table:formula="of:=[.B65]+1" office:value-type="float" office:value="27">
            <text:p>27</text:p>
          </table:table-cell>
          <table:table-cell table:style-name="ce8" office:value-type="string">
            <text:p>BRCS L9</text:p>
          </table:table-cell>
          <table:table-cell office:value-type="string">
            <text:p>L9:</text:p>
          </table:table-cell>
          <table:table-cell table:formula="of:=VLOOKUP( [.D66];[.A$39:.B$158];2;0)" office:value-type="float" office:value="58">
            <text:p>58</text:p>
          </table:table-cell>
          <table:table-cell table:formula="of:=[.E66]-[.B66]" office:value-type="float" office:value="31">
            <text:p>31</text:p>
          </table:table-cell>
          <table:table-cell table:number-columns-repeated="1018"/>
        </table:table-row>
        <table:table-row table:style-name="ro1">
          <table:table-cell/>
          <table:table-cell table:formula="of:=[.B66]+1" office:value-type="float" office:value="28">
            <text:p>28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office:value-type="string">
            <text:p>L16:</text:p>
          </table:table-cell>
          <table:table-cell table:formula="of:=[.B67]+1" office:value-type="float" office:value="29">
            <text:p>29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/>
          <table:table-cell table:formula="of:=[.B68]+1" office:value-type="float" office:value="30">
            <text:p>30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13:</text:p>
          </table:table-cell>
          <table:table-cell table:formula="of:=[.B69]+1" office:value-type="float" office:value="31">
            <text:p>31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70]+1" office:value-type="float" office:value="32">
            <text:p>32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/>
          <table:table-cell table:formula="of:=[.B71]+1" office:value-type="float" office:value="33">
            <text:p>33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/>
          <table:table-cell table:formula="of:=[.B72]+1" office:value-type="float" office:value="34">
            <text:p>34</text:p>
          </table:table-cell>
          <table:table-cell table:style-name="ce8" office:value-type="string">
            <text:p>BRCC L10</text:p>
          </table:table-cell>
          <table:table-cell office:value-type="string">
            <text:p>L10:</text:p>
          </table:table-cell>
          <table:table-cell table:formula="of:=VLOOKUP( [.D73];[.A$39:.B$158];2;0)" office:value-type="float" office:value="89">
            <text:p>89</text:p>
          </table:table-cell>
          <table:table-cell table:formula="of:=[.E73]-[.B73]" office:value-type="float" office:value="55">
            <text:p>55</text:p>
          </table:table-cell>
          <table:table-cell table:number-columns-repeated="1018"/>
        </table:table-row>
        <table:table-row table:style-name="ro1">
          <table:table-cell/>
          <table:table-cell table:formula="of:=[.B73]+1" office:value-type="float" office:value="35">
            <text:p>35</text:p>
          </table:table-cell>
          <table:table-cell table:style-name="ce8" office:value-type="string">
            <text:p>SUBI [bits], 1</text:p>
          </table:table-cell>
          <table:table-cell table:number-columns-repeated="1021"/>
        </table:table-row>
        <table:table-row table:style-name="ro1">
          <table:table-cell/>
          <table:table-cell table:formula="of:=[.B74]+1" office:value-type="float" office:value="36">
            <text:p>36</text:p>
          </table:table-cell>
          <table:table-cell table:style-name="ce8" office:value-type="string">
            <text:p>BREQ M4</text:p>
          </table:table-cell>
          <table:table-cell office:value-type="string">
            <text:p>M4:</text:p>
          </table:table-cell>
          <table:table-cell table:formula="of:=VLOOKUP( [.D75];[.A$39:.B$158];2;0)" office:value-type="float" office:value="19">
            <text:p>19</text:p>
          </table:table-cell>
          <table:table-cell table:formula="of:=[.E75]-[.B75]" office:value-type="float" office:value="-17">
            <text:p>-17</text:p>
          </table:table-cell>
          <table:table-cell table:number-columns-repeated="1018"/>
        </table:table-row>
        <table:table-row table:style-name="ro1">
          <table:table-cell/>
          <table:table-cell table:formula="of:=[.B75]+1" office:value-type="float" office:value="37">
            <text:p>3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76]+1" office:value-type="float" office:value="38">
            <text:p>38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77]+1" office:value-type="float" office:value="39">
            <text:p>39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78]+1" office:value-type="float" office:value="40">
            <text:p>40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79]+1" office:value-type="float" office:value="41">
            <text:p>41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80]+1" office:value-type="float" office:value="42">
            <text:p>42</text:p>
          </table:table-cell>
          <table:table-cell table:style-name="ce8" office:value-type="string">
            <text:p>BRCS L15</text:p>
          </table:table-cell>
          <table:table-cell office:value-type="string">
            <text:p>L15:</text:p>
          </table:table-cell>
          <table:table-cell table:formula="of:=VLOOKUP( [.D81];[.A$39:.B$158];2;0)" office:value-type="float" office:value="15">
            <text:p>15</text:p>
          </table:table-cell>
          <table:table-cell table:formula="of:=[.E81]-[.B81]" office:value-type="float" office:value="-27">
            <text:p>-27</text:p>
          </table:table-cell>
          <table:table-cell table:number-columns-repeated="1018"/>
        </table:table-row>
        <table:table-row table:style-name="ro1">
          <table:table-cell/>
          <table:table-cell table:formula="of:=[.B81]+1" office:value-type="float" office:value="43">
            <text:p>43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office:value-type="string">
            <text:p>L8:</text:p>
          </table:table-cell>
          <table:table-cell table:formula="of:=[.B82]+1" office:value-type="float" office:value="44">
            <text:p>44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83]+1" office:value-type="float" office:value="45">
            <text:p>4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84]+1" office:value-type="float" office:value="46">
            <text:p>46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85]+1" office:value-type="float" office:value="47">
            <text:p>47</text:p>
          </table:table-cell>
          <table:table-cell table:style-name="ce8" office:value-type="string">
            <text:p>RJMP L16</text:p>
          </table:table-cell>
          <table:table-cell table:number-columns-repeated="1021"/>
        </table:table-row>
        <table:table-row table:style-name="ro1">
          <table:table-cell office:value-type="string">
            <text:p>M2:</text:p>
          </table:table-cell>
          <table:table-cell table:formula="of:=[.B86]+1" office:value-type="float" office:value="48">
            <text:p>48</text:p>
          </table:table-cell>
          <table:table-cell table:style-name="ce8" office:value-type="string">
            <text:p>LDI [bits], 4</text:p>
          </table:table-cell>
          <table:table-cell table:number-columns-repeated="1021"/>
        </table:table-row>
        <table:table-row table:style-name="ro1">
          <table:table-cell/>
          <table:table-cell table:formula="of:=[.B87]+1" office:value-type="float" office:value="49">
            <text:p>49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/>
          <table:table-cell table:formula="of:=[.B88]+1" office:value-type="float" office:value="50">
            <text:p>50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89]+1" office:value-type="float" office:value="51">
            <text:p>51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/>
          <table:table-cell table:formula="of:=[.B90]+1" office:value-type="float" office:value="52">
            <text:p>52</text:p>
          </table:table-cell>
          <table:table-cell table:style-name="ce8" office:value-type="string">
            <text:p>LD __tmp_reg__, [dataptr]+</text:p>
          </table:table-cell>
          <table:table-cell table:number-columns-repeated="1021"/>
        </table:table-row>
        <table:table-row table:style-name="ro1">
          <table:table-cell/>
          <table:table-cell table:formula="of:=[.B91]+1" office:value-type="float" office:value="53">
            <text:p>53</text:p>
          </table:table-cell>
          <table:table-cell table:style-name="ce8" office:value-type="string">
            <text:p>SUBI [bytes], 1</text:p>
          </table:table-cell>
          <table:table-cell table:number-columns-repeated="1021"/>
        </table:table-row>
        <table:table-row table:style-name="ro1">
          <table:table-cell/>
          <table:table-cell table:formula="of:=[.B92]+1" office:value-type="float" office:value="54">
            <text:p>54</text:p>
          </table:table-cell>
          <table:table-cell table:style-name="ce8" office:value-type="string">
            <text:p>BREQ H1</text:p>
          </table:table-cell>
          <table:table-cell office:value-type="string">
            <text:p>H1:</text:p>
          </table:table-cell>
          <table:table-cell table:formula="of:=VLOOKUP( [.D93];[.A$39:.B$158];2;0)" office:value-type="float" office:value="0">
            <text:p>0</text:p>
          </table:table-cell>
          <table:table-cell table:formula="of:=[.E93]-[.B93]" office:value-type="float" office:value="-54">
            <text:p>-54</text:p>
          </table:table-cell>
          <table:table-cell table:number-columns-repeated="1018"/>
        </table:table-row>
        <table:table-row table:style-name="ro1">
          <table:table-cell/>
          <table:table-cell table:formula="of:=[.B93]+1" office:value-type="float" office:value="55">
            <text:p>55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/>
          <table:table-cell table:formula="of:=[.B94]+1" office:value-type="float" office:value="56">
            <text:p>56</text:p>
          </table:table-cell>
          <table:table-cell table:style-name="ce8" office:value-type="string">
            <text:p>BRCC L16</text:p>
          </table:table-cell>
          <table:table-cell office:value-type="string">
            <text:p>L16:</text:p>
          </table:table-cell>
          <table:table-cell table:formula="of:=VLOOKUP( [.D95];[.A$39:.B$158];2;0)" office:value-type="float" office:value="29">
            <text:p>29</text:p>
          </table:table-cell>
          <table:table-cell table:formula="of:=[.E95]-[.B95]" office:value-type="float" office:value="-27">
            <text:p>-27</text:p>
          </table:table-cell>
          <table:table-cell table:number-columns-repeated="1018"/>
        </table:table-row>
        <table:table-row table:style-name="ro1">
          <table:table-cell/>
          <table:table-cell table:formula="of:=[.B95]+1" office:value-type="float" office:value="57">
            <text:p>5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office:value-type="string">
            <text:p>L9:</text:p>
          </table:table-cell>
          <table:table-cell table:formula="of:=[.B96]+1" office:value-type="float" office:value="58">
            <text:p>58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/>
          <table:table-cell table:formula="of:=[.B97]+1" office:value-type="float" office:value="59">
            <text:p>59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5:</text:p>
          </table:table-cell>
          <table:table-cell table:formula="of:=[.B98]+1" office:value-type="float" office:value="60">
            <text:p>60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99]+1" office:value-type="float" office:value="61">
            <text:p>61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0]+1" office:value-type="float" office:value="62">
            <text:p>62</text:p>
          </table:table-cell>
          <table:table-cell table:style-name="ce8" office:value-type="string">
            <text:p>BRCS L1</text:p>
          </table:table-cell>
          <table:table-cell office:value-type="string">
            <text:p>L1:</text:p>
          </table:table-cell>
          <table:table-cell table:formula="of:=VLOOKUP( [.D101];[.A$39:.B$158];2;0)" office:value-type="float" office:value="6">
            <text:p>6</text:p>
          </table:table-cell>
          <table:table-cell table:formula="of:=[.E101]-[.B101]" office:value-type="float" office:value="-56">
            <text:p>-56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01]+1" office:value-type="float" office:value="63">
            <text:p>63</text:p>
          </table:table-cell>
          <table:table-cell table:style-name="ce8" office:value-type="string">
            <text:p>SUBI [bits], 1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2]+1" office:value-type="float" office:value="64">
            <text:p>64</text:p>
          </table:table-cell>
          <table:table-cell table:style-name="ce8" office:value-type="string">
            <text:p>BREQ M1</text:p>
          </table:table-cell>
          <table:table-cell office:value-type="string">
            <text:p>M1:</text:p>
          </table:table-cell>
          <table:table-cell table:formula="of:=VLOOKUP( [.D103];[.A$39:.B$158];2;0)" office:value-type="float" office:value="103">
            <text:p>103</text:p>
          </table:table-cell>
          <table:table-cell table:formula="of:=[.E103]-[.B103]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03]+1" office:value-type="float" office:value="65">
            <text:p>6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4]+1" office:value-type="float" office:value="66">
            <text:p>66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5]+1" office:value-type="float" office:value="67">
            <text:p>6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6]+1" office:value-type="float" office:value="68">
            <text:p>68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7]+1" office:value-type="float" office:value="69">
            <text:p>69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108]+1" office:value-type="float" office:value="70">
            <text:p>70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09]+1" office:value-type="float" office:value="71">
            <text:p>71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10]+1" office:value-type="float" office:value="72">
            <text:p>72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11]+1" office:value-type="float" office:value="73">
            <text:p>73</text:p>
          </table:table-cell>
          <table:table-cell table:style-name="ce8" office:value-type="string">
            <text:p>BRCC L4</text:p>
          </table:table-cell>
          <table:table-cell office:value-type="string">
            <text:p>L4:</text:p>
          </table:table-cell>
          <table:table-cell table:formula="of:=VLOOKUP( [.D112];[.A$39:.B$158];2;0)" office:value-type="float" office:value="99">
            <text:p>99</text:p>
          </table:table-cell>
          <table:table-cell table:formula="of:=[.E112]-[.B112]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12]+1" office:value-type="float" office:value="74">
            <text:p>74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12:</text:p>
          </table:table-cell>
          <table:table-cell table:formula="of:=[.B113]+1" office:value-type="float" office:value="75">
            <text:p>7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14]+1" office:value-type="float" office:value="76">
            <text:p>76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15]+1" office:value-type="float" office:value="77">
            <text:p>7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16]+1" office:value-type="float" office:value="78">
            <text:p>78</text:p>
          </table:table-cell>
          <table:table-cell table:style-name="ce8" office:value-type="string">
            <text:p>RJMP L5</text:p>
          </table:table-cell>
          <table:table-cell table:number-columns-repeated="1021"/>
        </table:table-row>
        <table:table-row table:style-name="ro1">
          <table:table-cell office:value-type="string">
            <text:p>M3:</text:p>
          </table:table-cell>
          <table:table-cell table:formula="of:=[.B117]+1" office:value-type="float" office:value="79">
            <text:p>79</text:p>
          </table:table-cell>
          <table:table-cell table:style-name="ce8" office:value-type="string">
            <text:p>LD __tmp_reg__, [dataptr]+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118]+1" office:value-type="float" office:value="80">
            <text:p>80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19]+1" office:value-type="float" office:value="81">
            <text:p>81</text:p>
          </table:table-cell>
          <table:table-cell table:style-name="ce8" office:value-type="string">
            <text:p>LDI [bits], 4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20]+1" office:value-type="float" office:value="82">
            <text:p>82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21]+1" office:value-type="float" office:value="83">
            <text:p>83</text:p>
          </table:table-cell>
          <table:table-cell table:style-name="ce8" office:value-type="string">
            <text:p>SUBI [bytes], 1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22]+1" office:value-type="float" office:value="84">
            <text:p>84</text:p>
          </table:table-cell>
          <table:table-cell table:style-name="ce8" office:value-type="string">
            <text:p>BREQ H2</text:p>
          </table:table-cell>
          <table:table-cell office:value-type="string">
            <text:p>H2:</text:p>
          </table:table-cell>
          <table:table-cell table:formula="of:=VLOOKUP( [.D123];[.A$39:.B$158];2;0)" office:value-type="float" office:value="115">
            <text:p>115</text:p>
          </table:table-cell>
          <table:table-cell table:formula="of:=[.E123]-[.B123]" office:value-type="float" office:value="31">
            <text:p>31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23]+1" office:value-type="float" office:value="85">
            <text:p>85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/>
          <table:table-cell table:formula="of:=[.B124]+1" office:value-type="float" office:value="86">
            <text:p>86</text:p>
          </table:table-cell>
          <table:table-cell table:style-name="ce8" office:value-type="string">
            <text:p>BRCC L16</text:p>
          </table:table-cell>
          <table:table-cell office:value-type="string">
            <text:p>L16:</text:p>
          </table:table-cell>
          <table:table-cell table:formula="of:=VLOOKUP( [.D125];[.A$39:.B$158];2;0)" office:value-type="float" office:value="29">
            <text:p>29</text:p>
          </table:table-cell>
          <table:table-cell table:formula="of:=[.E125]-[.B125]" office:value-type="float" office:value="-57">
            <text:p>-57</text:p>
          </table:table-cell>
          <table:table-cell table:number-columns-repeated="1018"/>
        </table:table-row>
        <table:table-row table:style-name="ro1">
          <table:table-cell/>
          <table:table-cell table:formula="of:=[.B125]+1" office:value-type="float" office:value="87">
            <text:p>8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26]+1" office:value-type="float" office:value="88">
            <text:p>88</text:p>
          </table:table-cell>
          <table:table-cell table:style-name="ce8" office:value-type="string">
            <text:p>RJMP L5</text:p>
          </table:table-cell>
          <table:table-cell table:number-columns-repeated="1021"/>
        </table:table-row>
        <table:table-row table:style-name="ro1">
          <table:table-cell office:value-type="string">
            <text:p>L10:</text:p>
          </table:table-cell>
          <table:table-cell table:formula="of:=[.B127]+1" office:value-type="float" office:value="89">
            <text:p>89</text:p>
          </table:table-cell>
          <table:table-cell table:style-name="ce8" office:value-type="string">
            <text:p>SUBI [bits], 1</text:p>
          </table:table-cell>
          <table:table-cell table:number-columns-repeated="1021"/>
        </table:table-row>
        <table:table-row table:style-name="ro1">
          <table:table-cell/>
          <table:table-cell table:formula="of:=[.B128]+1" office:value-type="float" office:value="90">
            <text:p>90</text:p>
          </table:table-cell>
          <table:table-cell table:style-name="ce8" office:value-type="string">
            <text:p>BREQ M3</text:p>
          </table:table-cell>
          <table:table-cell office:value-type="string">
            <text:p>M3:</text:p>
          </table:table-cell>
          <table:table-cell table:formula="of:=VLOOKUP( [.D129];[.A$39:.B$158];2;0)" office:value-type="float" office:value="79">
            <text:p>79</text:p>
          </table:table-cell>
          <table:table-cell table:formula="of:=[.E129]-[.B129]" office:value-type="float" office:value="-11">
            <text:p>-11</text:p>
          </table:table-cell>
          <table:table-cell table:number-columns-repeated="1018"/>
        </table:table-row>
        <table:table-row table:style-name="ro1">
          <table:table-cell/>
          <table:table-cell table:formula="of:=[.B129]+1" office:value-type="float" office:value="91">
            <text:p>91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30]+1" office:value-type="float" office:value="92">
            <text:p>92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31]+1" office:value-type="float" office:value="93">
            <text:p>93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132]+1" office:value-type="float" office:value="94">
            <text:p>94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33]+1" office:value-type="float" office:value="95">
            <text:p>9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34]+1" office:value-type="float" office:value="96">
            <text:p>96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35]+1" office:value-type="float" office:value="97">
            <text:p>97</text:p>
          </table:table-cell>
          <table:table-cell table:style-name="ce8" office:value-type="string">
            <text:p>BRCS L12</text:p>
          </table:table-cell>
          <table:table-cell office:value-type="string">
            <text:p>L12:</text:p>
          </table:table-cell>
          <table:table-cell table:formula="of:=VLOOKUP( [.D136];[.A$39:.B$158];2;0)" office:value-type="float" office:value="75">
            <text:p>75</text:p>
          </table:table-cell>
          <table:table-cell table:formula="of:=[.E136]-[.B136]" office:value-type="float" office:value="-22">
            <text:p>-22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36]+1" office:value-type="float" office:value="98">
            <text:p>98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4:</text:p>
          </table:table-cell>
          <table:table-cell table:formula="of:=[.B137]+1" office:value-type="float" office:value="99">
            <text:p>99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38]+1" office:value-type="float" office:value="100">
            <text:p>100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39]+1" office:value-type="float" office:value="101">
            <text:p>101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0]+1" office:value-type="float" office:value="102">
            <text:p>102</text:p>
          </table:table-cell>
          <table:table-cell table:style-name="ce8" office:value-type="string">
            <text:p>RJMP L13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1:</text:p>
          </table:table-cell>
          <table:table-cell table:formula="of:=[.B141]+1" office:value-type="float" office:value="103">
            <text:p>103</text:p>
          </table:table-cell>
          <table:table-cell table:style-name="ce8" office:value-type="string">
            <text:p>LD __tmp_reg__, [dataptr]+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2]+1" office:value-type="float" office:value="104">
            <text:p>104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3]+1" office:value-type="float" office:value="105">
            <text:p>105</text:p>
          </table:table-cell>
          <table:table-cell table:style-name="ce8" office:value-type="string">
            <text:p>LDI [bits], 4</text:p>
          </table:table-cell>
          <table:table-cell table:number-columns-repeated="1021"/>
        </table:table-row>
        <table:table-row table:style-name="ro1">
          <table:table-cell table:style-name="ce4"/>
          <table:table-cell table:formula="of:=[.B144]+1" office:value-type="float" office:value="106">
            <text:p>106</text:p>
          </table:table-cell>
          <table:table-cell table:style-name="ce9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5]+1" office:value-type="float" office:value="107">
            <text:p>10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6]+1" office:value-type="float" office:value="108">
            <text:p>108</text:p>
          </table:table-cell>
          <table:table-cell table:style-name="ce8" office:value-type="string">
            <text:p>OUT [portout], [downreg]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7]+1" office:value-type="float" office:value="109">
            <text:p>109</text:p>
          </table:table-cell>
          <table:table-cell table:style-name="ce8" office:value-type="string">
            <text:p>SUBI [bytes], 1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48]+1" office:value-type="float" office:value="110">
            <text:p>110</text:p>
          </table:table-cell>
          <table:table-cell table:style-name="ce8" office:value-type="string">
            <text:p>BREQ H2</text:p>
          </table:table-cell>
          <table:table-cell office:value-type="string">
            <text:p>H2:</text:p>
          </table:table-cell>
          <table:table-cell table:formula="of:=VLOOKUP( [.D149];[.A$39:.B$158];2;0)" office:value-type="float" office:value="115">
            <text:p>115</text:p>
          </table:table-cell>
          <table:table-cell table:formula="of:=[.E149]-[.B149]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/>
          <table:table-cell table:formula="of:=[.B149]+1" office:value-type="float" office:value="111">
            <text:p>111</text:p>
          </table:table-cell>
          <table:table-cell table:style-name="ce8" office:value-type="string">
            <text:p>LSL __tmp_reg__</text:p>
          </table:table-cell>
          <table:table-cell table:number-columns-repeated="1021"/>
        </table:table-row>
        <table:table-row table:style-name="ro1">
          <table:table-cell/>
          <table:table-cell table:formula="of:=[.B150]+1" office:value-type="float" office:value="112">
            <text:p>112</text:p>
          </table:table-cell>
          <table:table-cell table:style-name="ce8" office:value-type="string">
            <text:p>BRCS L9</text:p>
          </table:table-cell>
          <table:table-cell office:value-type="string">
            <text:p>L9:</text:p>
          </table:table-cell>
          <table:table-cell table:formula="of:=VLOOKUP( [.D151];[.A$39:.B$158];2;0)" office:value-type="float" office:value="58">
            <text:p>58</text:p>
          </table:table-cell>
          <table:table-cell table:formula="of:=[.E151]-[.B151]" office:value-type="float" office:value="-54">
            <text:p>-54</text:p>
          </table:table-cell>
          <table:table-cell table:number-columns-repeated="1018"/>
        </table:table-row>
        <table:table-row table:style-name="ro1">
          <table:table-cell/>
          <table:table-cell table:formula="of:=[.B151]+1" office:value-type="float" office:value="113">
            <text:p>113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5"/>
          <table:table-cell table:formula="of:=[.B152]+1" office:value-type="float" office:value="114">
            <text:p>114</text:p>
          </table:table-cell>
          <table:table-cell table:style-name="ce8" office:value-type="string">
            <text:p>RJMP L13</text:p>
          </table:table-cell>
          <table:table-cell table:number-columns-repeated="1021"/>
        </table:table-row>
        <table:table-row table:style-name="ro1">
          <table:table-cell office:value-type="string">
            <text:p>H2:</text:p>
          </table:table-cell>
          <table:table-cell table:formula="of:=[.B153]+1" office:value-type="float" office:value="115">
            <text:p>115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54]+1" office:value-type="float" office:value="116">
            <text:p>116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55]+1" office:value-type="float" office:value="117">
            <text:p>117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 table:style-name="ce3"/>
          <table:table-cell table:formula="of:=[.B156]+1" office:value-type="float" office:value="118">
            <text:p>118</text:p>
          </table:table-cell>
          <table:table-cell table:style-name="ce8" office:value-type="string">
            <text:p>NOP</text:p>
          </table:table-cell>
          <table:table-cell table:number-columns-repeated="1021"/>
        </table:table-row>
        <table:table-row table:style-name="ro1">
          <table:table-cell/>
          <table:table-cell table:formula="of:=[.B157]+1" office:value-type="float" office:value="119">
            <text:p>119</text:p>
          </table:table-cell>
          <table:table-cell table:style-name="ce8" office:value-type="string">
            <text:p>OUT [portout], [upreg]</text:p>
          </table:table-cell>
          <table:table-cell table:number-columns-repeated="1021"/>
        </table:table-row>
        <table:table-row table:style-name="ro1">
          <table:table-cell office:value-type="string">
            <text:p>END:</text:p>
          </table:table-cell>
          <table:table-cell/>
          <table:table-cell office:value-type="string">
            <text:p>NOP</text:p>
          </table:table-cell>
          <table:table-cell table:number-columns-repeated="102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15:49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9T10:36:14</meta:creation-date>
    <dc:date>2013-02-10T15:50:06</dc:date>
    <dc:creator>danny </dc:creator>
    <meta:editing-duration>PT10H28M13S</meta:editing-duration>
    <meta:editing-cycles>5</meta:editing-cycles>
    <meta:generator>LibreOffice/3.6$Linux_X86_64 LibreOffice_project/360m1$Build-2</meta:generator>
    <meta:document-statistic meta:table-count="1" meta:cell-count="330" meta:object-count="0"/>
  </office:meta>
</office:document-meta>
</file>